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9327in" fo:break-before="auto" style:use-optimal-row-height="true"/>
    </style:style>
    <style:style style:name="ro5" style:family="table-row">
      <style:table-row-properties style:row-height="1.1602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6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3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3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3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3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3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3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3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3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3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4" office:value-type="date" office:date-value="2010-03-04">
            <text:p>2010-03-04</text:p>
          </table:table-cell>
          <table:table-cell table:style-name="ce5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6" table:number-rows-repeated="19">
          <table:table-cell table:number-columns-repeated="2"/>
          <table:table-cell table:style-name="ce4"/>
          <table:table-cell table:number-columns-repeated="1021"/>
        </table:table-row>
        <table:table-row table:style-name="ro6" table:number-rows-repeated="6549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30">04/30/2010</text:date>, <text:time>15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10-04-30T15:37:10.29</dc:date>
    <meta:editing-duration>PT10H57M45S</meta:editing-duration>
    <meta:editing-cycles>39</meta:editing-cycles>
    <meta:generator>OpenOffice.org/3.1$Win32 OpenOffice.org_project/310m11$Build-9399</meta:generator>
    <dc:creator>Perry Roland</dc:creator>
    <meta:document-statistic meta:table-count="3" meta:cell-count="129" meta:object-count="0"/>
  </office:meta>
</office:document-meta>
</file>